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8cd2"/>
    </style:style>
    <style:style style:name="P2" style:family="paragraph" style:parent-style-name="Standard">
      <style:text-properties officeooo:paragraph-rsid="0009288b"/>
    </style:style>
    <style:style style:name="P3" style:family="paragraph" style:parent-style-name="Standard">
      <style:text-properties officeooo:rsid="0009288b" officeooo:paragraph-rsid="0009288b"/>
    </style:style>
    <style:style style:name="T1" style:family="text">
      <style:text-properties officeooo:rsid="00071c61"/>
    </style:style>
    <style:style style:name="T2" style:family="text">
      <style:text-properties officeooo:rsid="00088c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Análisis de Negocio es el conjunto de tareas y técnicas utilizadas con el fin de entender la estructura, política y operaciones de una organización, para así recomendar soluciones que permitan a la misma alcanzar sus metas. Por lo que debemos considerar el estudio del tema, ya que de ello depende <text:span text:style-name="T1">en su mayoría la toma de decisiones sobre los procedimientos, necesidades e implementación en la que incurre <text:s/></text:span>la empresa u organización. <text:line-break/><text:line-break/>El Análisis de Negocio implica el entendimiento de cómo las organizaciones funcionan para alcanzar sus metas. <text:span text:style-name="T2">D</text:span>efine las capacidades <text:span text:style-name="T2">y limitaciones </text:span>que una organización <text:span text:style-name="T2">posee</text:span> para proporcionar los productos y servicios a los “Stakeholder”. </text:p>
      <text:p text:style-name="P1"/>
      <text:p text:style-name="P1"><text:span text:style-name="T2">I</text:span>ncluye la definición de las metas de la organización <text:span text:style-name="T2">y, </text:span>cómo esas metas, se conectan a objetivos específicos. </text:p>
      <text:p text:style-name="P1"/>
      <text:p text:style-name="P1">Además, las acciones que se deben considerar para alcanzar esas metas y objetivos. Para ello se debe tener en mente la implementación de una buena estrategia de recurso humano. <text:s/>Por lo general, las empresas que implementan análisis dentro de las mismas, son numerosas en cuanto al personal y el trabajo en equipo es muy importante a la hora de trabajar los objetivos definidos, análisis y reestructuración de los mismos.<text:line-break/><text:line-break/></text:p>
      <text:p text:style-name="P1"/>
      <text:p text:style-name="P2">En resumen, el análisis comercial es el conjunto de actividades realizadas para identificar las necesidades comerciales, recomendar soluciones relevantes y, obtener, documentar y administrar los requisitos.</text:p>
      <text:p text:style-name="P2"/>
      <text:p text:style-name="P2"/>
      <text:p text:style-name="P2">Esta definición amplia sugiere que el análisis comercial implica un esfuerzo en una variedad de dominios: desde la identificación de las necesidades comerciales hasta la implementación de la solución.</text:p>
      <text:p text:style-name="P2"/>
      <text:p text:style-name="P2"/>
      <text:p text:style-name="P2">Dentro de cada uno de estos dominios, hay una serie de tareas de apoyo. </text:p>
      <text:p text:style-name="P2"/>
      <text:p text:style-name="P2"/>
      <text:p text:style-name="P2">Cada una de estas tareas se define y explora dentro de esta guía de práctica. </text:p>
      <text:p text:style-name="P2"/>
      <text:p text:style-name="P3">Todo se debe trabajar mediante tareas asignadas ya qua cada analkizis ydcemendiende podrsa contribuitr a un anbalisis genberalizado miuucho nmas sertero y efectivo. Recodemops quier los reportes deben estar simplificados para que el o los inbversistas pouedan tomar la mejor decicion . En la mayoria d ellos casos son los asesores quen evaluan todos los analisis. </text:p>
      <text:p text:style-name="P2"/>
      <text:p text:style-name="P2">Las tareas refinan la definición amplia y proporcionan información específica sobre otros aspectos importantes del análisis comercial, como facilitar la identificación de problemas u análisis de oportunidades para la inversión de cartera, comprender el contexto ambiental comercial y las restricciones, analizar los requisitos, verificar los requisitos, evaluar soluciones, etc. Juntos, los dominios y las tareas que se realizan dentro de ellos proporcionan una definición exhaustiva de análisis de negoci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1:57:29.261000000</dc:date>
    <meta:editing-duration>PT31M29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9" meta:word-count="402" meta:character-count="2641" meta:non-whitespace-character-count="2237"/>
  </office:meta>
</office:document-meta>
</file>